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06ff" officeooo:paragraph-rsid="001706ff"/>
    </style:style>
    <style:style style:name="P2" style:family="paragraph" style:parent-style-name="Standard">
      <style:paragraph-properties fo:text-align="center" style:justify-single-word="false"/>
      <style:text-properties officeooo:rsid="001706ff" officeooo:paragraph-rsid="001706ff"/>
    </style:style>
    <style:style style:name="P3" style:family="paragraph" style:parent-style-name="Standard">
      <style:paragraph-properties fo:text-align="start" style:justify-single-word="false"/>
      <style:text-properties officeooo:rsid="001706ff" officeooo:paragraph-rsid="001706ff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706ff" officeooo:paragraph-rsid="001706ff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left="0in" fo:margin-right="0in" fo:text-indent="0in" style:auto-text-indent="false" fo:padding="0.0193in" fo:border="0.06pt solid #d9d9e3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.0193in" fo:border="0.06pt solid #d9d9e3"/>
    </style:style>
    <style:style style:name="T1" style:family="text">
      <style:text-properties officeooo:rsid="001706ff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814f1"/>
    </style:style>
    <style:style style:name="T4" style:family="text">
      <style:text-properties loext:padding="0.0193in" loext:border="0.06pt solid #d9d9e3"/>
    </style:style>
    <style:style style:name="T5" style:family="text">
      <style:text-properties officeooo:rsid="001814f1"/>
    </style:style>
    <style:style style:name="T6" style:family="text">
      <style:text-properties officeooo:rsid="0019130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antoshi Dinesh Kumar</text:p>
      <text:p text:style-name="P2">Troy, MI 48085 <text:s text:c="4"/><text:a xlink:type="simple" xlink:href="mailto:shantoshi@gmail.com" text:style-name="Internet_20_link" text:visited-style-name="Visited_20_Internet_20_Link">shantoshi@gmail.com</text:a> <text:s text:c="2"/>248-854-7790 <text:s text:c="89"/></text:p>
      <text:p text:style-name="P3"/>
      <text:p text:style-name="P3"><text:span text:style-name="T3">13</text:span><text:span text:style-name="T2">th</text:span> <text:span text:style-name="T5">December</text:span> 2023</text:p>
      <text:p text:style-name="Standard"/>
      <text:p text:style-name="Standard">Hiring Manager,</text:p>
      <text:p text:style-name="Standard"><text:span text:style-name="T5">Galaxe Solutions</text:span><text:line-break/>Detroit, MI 48226 </text:p>
      <text:p text:style-name="Standard"/>
      <text:p text:style-name="Standard">Dear Hiring Manager,</text:p>
      <text:p text:style-name="Standard"/>
      <text:p text:style-name="P5">I am writing to express my interest in the Service Desk Agent position at Galax<text:span text:style-name="T6">e</text:span>, located in Detroit, MI. With a strong background in customer service and a comprehensive skill set in IT support, I am confident in my ability to contribute effectively to your team's success.</text:p>
      <text:p text:style-name="P5">What sets me apart is my dedication to providing exceptional customer service and my adeptness at operating multiple computer applications. My <text:span text:style-name="T6">5</text:span>+ years of experience in a <text:span text:style-name="T6">business and school</text:span> environment have equipped me with the necessary skills to handle a wide range of tasks outlined in your job description, from password resets and application support to network connectivity and hardware support.</text:p>
      <text:p text:style-name="P5">Key skills and experience that make me a suitable candidate for this position include:</text:p>
      <text:list text:style-name="L1">
        <text:list-item>
          <text:p text:style-name="P6"><text:span text:style-name="Strong_20_Emphasis"><text:span text:style-name="T4">Customer Service Excellence:</text:span></text:span> Demonstrated ability to provide empathetic and customer-centered support, responding quickly to resolve technology-related issues.</text:p>
        </text:list-item>
        <text:list-item>
          <text:p text:style-name="P6"><text:span text:style-name="Strong_20_Emphasis"><text:span text:style-name="T4">Technical Proficiency:</text:span></text:span> Strong knowledge of Microsoft systems, software, and technologies and the MS Office Suite.</text:p>
        </text:list-item>
      </text:list>
      <text:p text:style-name="P5">In addition to my technical skills, I hold a <text:span text:style-name="T6">Bachelor</text:span>'s degree in <text:span text:style-name="T6">Enginnering</text:span>. I am eager to bring my skills and expertise to Galax<text:span text:style-name="T6">e</text:span> and contribute to the continued success of your dynamic team.</text:p>
      <text:p text:style-name="P5">I am excited about the opportunity to work at GalaxE, a company known for its commitment to innovation and business transformation. The values of diversity and inclusion resonate with me, and I am eager to contribute to the company's mission.</text:p>
      <text:p text:style-name="P5">Thank you for considering my application. I look forward to the possibility of discussing how my skills and experiences align with the needs of GalaxE in more detail.</text:p>
      <text:p text:style-name="Standard"/>
      <text:p text:style-name="Standard"/>
      <text:p text:style-name="Standard">Sincerely,</text:p>
      <text:p text:style-name="Standard"/>
      <text:p text:style-name="P1">Santoshi Dinesh Kuma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8T19:01:37.228000000</meta:creation-date>
    <dc:date>2023-12-13T11:44:27.265000000</dc:date>
    <meta:editing-duration>PT24M16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6" meta:word-count="284" meta:character-count="1921" meta:non-whitespace-character-count="1558"/>
  </office:meta>
</office:document-meta>
</file>